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q</mi>
        <mi mathvariant="italic">ij</mi>
      </msub>
      <mrow>
        <mspace width="0.5em"/>
        <mo stretchy="false">=</mo>
        <mspace width="0.5em"/>
      </mrow>
      <mrow>
        <munder>
          <mi>lim</mi>
          <mtable>
            <mtr>
              <mtd>
                <mrow>
                  <msub>
                    <mi>d</mi>
                    <mi>i</mi>
                  </msub>
                  <mo stretchy="false">→</mo>
                  <mn>0</mn>
                </mrow>
              </mtd>
            </mtr>
            <mtr>
              <mtd>
                <mrow>
                  <msub>
                    <mi>p</mi>
                    <mi>j</mi>
                  </msub>
                  <mo stretchy="false">→</mo>
                  <mi mathvariant="normal">∞</mi>
                </mrow>
              </mtd>
            </mtr>
          </mtable>
        </munder>
        <msub>
          <mi>d</mi>
          <mi>i</mi>
        </msub>
      </mrow>
      <msub>
        <mi>p</mi>
        <mi>j</mi>
      </msub>
    </mrow>
    <annotation encoding="StarMath 5.0">q_{ij} `=` lim from binom{d_i rightarrow 0}{p_j rightarrow infinity} d_i p_j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11:13:30.284000000</meta:creation-date>
    <meta:generator>LibreOffice/4.2.4.2$Windows_x86 LibreOffice_project/63150712c6d317d27ce2db16eb94c2f3d7b699f8</meta:generator>
  </office:meta>
</office:document-meta>
</file>